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3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8fbe" officeooo:paragraph-rsid="00068fbe" style:font-size-asian="15pt" style:font-name-complex="B Nazanin" style:font-size-complex="15pt"/>
    </style:style>
    <style:style style:name="P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paragraph-rsid="000b5100" style:font-size-asian="15pt" style:font-name-complex="B Nazanin" style:font-size-complex="15pt"/>
    </style:style>
    <style:style style:name="P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style:font-size-asian="15pt" style:font-name-complex="B Nazanin" style:font-size-complex="15pt"/>
    </style:style>
    <style:style style:name="P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9027f" officeooo:paragraph-rsid="0009027f" fo:background-color="transparent" style:font-size-asian="15pt" style:font-name-complex="B Nazanin" style:font-size-complex="15pt"/>
    </style:style>
    <style:style style:name="P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fo:background-color="transparent" style:font-size-asian="15pt" style:font-name-complex="B Nazanin" style:font-size-complex="15pt"/>
    </style:style>
    <style:style style:name="P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f7c3f" officeooo:paragraph-rsid="000f7c3f" fo:background-color="transparent" style:font-size-asian="15pt" style:font-name-complex="B Nazanin" style:font-size-complex="15pt"/>
    </style:style>
    <style:style style:name="P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font-size="15pt" officeooo:paragraph-rsid="000b5100" style:font-size-asian="15pt" style:font-size-complex="15pt"/>
    </style:style>
    <style:style style:name="P1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2d005"/>
    </style:style>
    <style:style style:name="P1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aa9d2"/>
    </style:style>
    <style:style style:name="P12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officeooo:paragraph-rsid="001d4c86"/>
    </style:style>
    <style:style style:name="P13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officeooo:paragraph-rsid="001d4c86"/>
    </style:style>
    <style:style style:name="P14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fo:font-size="24pt" fo:font-style="normal" fo:font-weight="bold" officeooo:rsid="001ec642" officeooo:paragraph-rsid="001ec642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ec642"/>
    </style:style>
    <style:style style:name="P1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1bb582" officeooo:paragraph-rsid="001ec642" fo:background-color="transparent" style:font-size-asian="15pt" style:font-name-complex="B Nazanin" style:font-size-complex="15pt"/>
    </style:style>
    <style:style style:name="P1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rsid="001ec642" officeooo:paragraph-rsid="001ec642"/>
    </style:style>
    <style:style style:name="T1" style:family="text">
      <style:text-properties officeooo:rsid="00068fbe"/>
    </style:style>
    <style:style style:name="T2" style:family="text">
      <style:text-properties officeooo:rsid="000b5100" fo:background-color="#ffff00" loext:char-shading-value="0"/>
    </style:style>
    <style:style style:name="T3" style:family="text">
      <style:text-properties officeooo:rsid="00067aee" fo:background-color="#ffff00" loext:char-shading-value="0"/>
    </style:style>
    <style:style style:name="T4" style:family="text">
      <style:text-properties officeooo:rsid="000c8a4b" fo:background-color="#ffff00" loext:char-shading-value="0"/>
    </style:style>
    <style:style style:name="T5" style:family="text">
      <style:text-properties officeooo:rsid="0015c311" fo:background-color="#ffff00" loext:char-shading-value="0"/>
    </style:style>
    <style:style style:name="T6" style:family="text">
      <style:text-properties officeooo:rsid="001aa9d2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9027f" fo:background-color="transparent" loext:char-shading-value="0"/>
    </style:style>
    <style:style style:name="T9" style:family="text">
      <style:text-properties officeooo:rsid="000c8a4b" fo:background-color="transparent" loext:char-shading-value="0"/>
    </style:style>
    <style:style style:name="T10" style:family="text">
      <style:text-properties fo:color="#0369a3" style:font-name="B Nazanin" fo:font-size="15pt" officeooo:rsid="000f7c3f" fo:background-color="#92e285" loext:char-shading-value="0" style:font-size-asian="15pt" style:font-name-complex="B Nazanin" style:font-size-complex="15pt"/>
    </style:style>
    <style:style style:name="T11" style:family="text">
      <style:text-properties fo:color="#0369a3" style:font-name="B Nazanin" fo:font-size="15pt" officeooo:rsid="0012d005" fo:background-color="#92e285" loext:char-shading-value="0" style:font-size-asian="15pt" style:font-name-complex="B Nazanin" style:font-size-complex="15pt"/>
    </style:style>
    <style:style style:name="T12" style:family="text">
      <style:text-properties fo:color="#0369a3" style:font-name="B Nazanin" fo:font-size="15pt" officeooo:rsid="00140cf2" fo:background-color="#92e285" loext:char-shading-value="0" style:font-size-asian="15pt" style:font-name-complex="B Nazanin" style:font-size-complex="15pt"/>
    </style:style>
    <style:style style:name="T13" style:family="text">
      <style:text-properties fo:color="#0369a3" style:font-name="B Nazanin" fo:font-size="15pt" officeooo:rsid="0012d005" fo:background-color="transparent" loext:char-shading-value="0" style:font-size-asian="15pt" style:font-name-complex="B Nazanin" style:font-size-complex="15pt"/>
    </style:style>
    <style:style style:name="T14" style:family="text">
      <style:text-properties fo:color="#0369a3" style:font-name="B Nazanin" fo:font-size="15pt" officeooo:rsid="00140cf2" fo:background-color="transparent" loext:char-shading-value="0" style:font-size-asian="15pt" style:font-name-complex="B Nazanin" style:font-size-complex="15pt"/>
    </style:style>
    <style:style style:name="T15" style:family="text">
      <style:text-properties officeooo:rsid="00067aee"/>
    </style:style>
    <style:style style:name="T16" style:family="text">
      <style:text-properties fo:color="#18a303" style:font-name="B Nazanin" fo:background-color="#ffff00" loext:char-shading-value="0" style:font-name-complex="B Nazanin"/>
    </style:style>
    <style:style style:name="T17" style:family="text">
      <style:text-properties fo:color="#18a303" style:font-name="B Nazanin" officeooo:rsid="000b5100" fo:background-color="#ffff00" loext:char-shading-value="0" style:font-name-complex="B Nazanin"/>
    </style:style>
    <style:style style:name="T18" style:family="text">
      <style:text-properties fo:color="#18a303" style:font-name="B Nazanin" fo:background-color="transparent" loext:char-shading-value="0" style:font-name-complex="B Nazanin"/>
    </style:style>
    <style:style style:name="T19" style:family="text">
      <style:text-properties fo:color="#18a303" style:font-name="B Nazanin" officeooo:rsid="000c8a4b" fo:background-color="transparent" loext:char-shading-value="0" style:font-name-complex="B Nazanin"/>
    </style:style>
    <style:style style:name="T20" style:family="text">
      <style:text-properties fo:color="#18a303" style:font-name="B Nazanin" officeooo:rsid="000f7c3f" fo:background-color="transparent" loext:char-shading-value="0" style:font-name-complex="B Nazanin"/>
    </style:style>
    <style:style style:name="T21" style:family="text">
      <style:text-properties fo:color="#18a303" style:font-name="B Nazanin" fo:font-size="15pt" fo:background-color="transparent" loext:char-shading-value="0" style:font-size-asian="15pt" style:font-name-complex="B Nazanin" style:font-size-complex="15pt"/>
    </style:style>
    <style:style style:name="T22" style:family="text">
      <style:text-properties fo:color="#18a303" style:font-name="B Nazanin" fo:font-size="15pt" officeooo:rsid="000f7c3f" fo:background-color="transparent" loext:char-shading-value="0" style:font-size-asian="15pt" style:font-name-complex="B Nazanin" style:font-size-complex="15pt"/>
    </style:style>
    <style:style style:name="T23" style:family="text">
      <style:text-properties fo:color="#18a303" style:font-name="B Nazanin" fo:font-size="15pt" officeooo:rsid="001aa9d2" fo:background-color="transparent" loext:char-shading-value="0" style:font-size-asian="15pt" style:font-name-complex="B Nazanin" style:font-size-complex="15pt"/>
    </style:style>
    <style:style style:name="T24" style:family="text">
      <style:text-properties fo:color="#18a303" style:font-name="B Nazanin" fo:font-size="15pt" officeooo:rsid="001bb582" fo:background-color="transparent" loext:char-shading-value="0" style:font-size-asian="15pt" style:font-name-complex="B Nazanin" style:font-size-complex="15pt"/>
    </style:style>
    <style:style style:name="T25" style:family="text">
      <style:text-properties fo:color="#18a303" style:font-name="B Nazanin" fo:font-size="15pt" officeooo:rsid="001ec642" fo:background-color="transparent" loext:char-shading-value="0" style:font-size-asian="15pt" style:font-name-complex="B Nazanin" style:font-size-complex="15pt"/>
    </style:style>
    <style:style style:name="T26" style:family="text">
      <style:text-properties fo:color="#18a303" style:font-name="B Nazanin" fo:font-size="15pt" officeooo:rsid="0015c311" fo:background-color="transparent" loext:char-shading-value="0" style:font-size-asian="15pt" style:font-name-complex="B Nazanin" style:font-size-complex="15pt"/>
    </style:style>
    <style:style style:name="T27" style:family="text">
      <style:text-properties fo:color="#18a303" style:font-name="B Nazanin" fo:font-size="15pt" style:font-size-asian="15pt" style:font-name-complex="B Nazanin" style:font-size-complex="15pt"/>
    </style:style>
    <style:style style:name="T28" style:family="text">
      <style:text-properties fo:color="#18a303" style:font-name="B Nazanin" fo:font-size="15pt" officeooo:rsid="0015c311" style:font-size-asian="15pt" style:font-name-complex="B Nazanin" style:font-size-complex="15pt"/>
    </style:style>
    <style:style style:name="T29" style:family="text">
      <style:text-properties fo:color="#18a303" style:font-name="B Nazanin" fo:font-size="15pt" officeooo:rsid="00067aee" style:font-size-asian="15pt" style:font-name-complex="B Nazanin" style:font-size-complex="15pt"/>
    </style:style>
    <style:style style:name="T30" style:family="text">
      <style:text-properties fo:color="#18a303" style:font-name="B Nazanin" fo:font-size="15pt" officeooo:rsid="00140cf2" style:font-size-asian="15pt" style:font-name-complex="B Nazanin" style:font-size-complex="15pt"/>
    </style:style>
    <style:style style:name="T31" style:family="text">
      <style:text-properties fo:color="#18a303" style:font-name="B Nazanin" fo:font-size="15pt" officeooo:rsid="0017c3a9" style:font-size-asian="15pt" style:font-name-complex="B Nazanin" style:font-size-complex="15pt"/>
    </style:style>
    <style:style style:name="T32" style:family="text">
      <style:text-properties fo:color="#18a303" style:font-name="B Nazanin" fo:font-size="15pt" officeooo:rsid="001aa9d2" style:font-size-asian="15pt" style:font-name-complex="B Nazanin" style:font-size-complex="15pt"/>
    </style:style>
    <style:style style:name="T33" style:family="text">
      <style:text-properties fo:color="#18a303" style:font-name="B Nazanin" fo:font-size="15pt" officeooo:rsid="001ec642" style:font-size-asian="15pt" style:font-name-complex="B Nazanin" style:font-size-complex="15pt"/>
    </style:style>
    <style:style style:name="T34" style:family="text">
      <style:text-properties fo:color="#18a303" style:font-name="B Nazanin" fo:font-size="15pt" officeooo:rsid="0015c311" fo:background-color="#ffff00" loext:char-shading-value="0" style:font-size-asian="15pt" style:font-name-complex="B Nazanin" style:font-size-complex="15pt"/>
    </style:style>
    <style:style style:name="T35" style:family="text">
      <style:text-properties fo:color="#18a303" style:font-name="B Nazanin" fo:font-size="15pt" officeooo:rsid="0017c3a9" fo:background-color="#ffff00" loext:char-shading-value="0" style:font-size-asian="15pt" style:font-name-complex="B Nazanin" style:font-size-complex="15pt"/>
    </style:style>
    <style:style style:name="T36" style:family="text">
      <style:text-properties fo:color="#18a303" style:font-name="B Nazanin" fo:font-size="15pt" officeooo:rsid="001aa9d2" fo:background-color="#ffff00" loext:char-shading-value="0" style:font-size-asian="15pt" style:font-name-complex="B Nazanin" style:font-size-complex="15pt"/>
    </style:style>
    <style:style style:name="T37" style:family="text">
      <style:text-properties fo:color="#18a303" style:font-name="B Nazanin" fo:font-size="15pt" officeooo:rsid="0020404d" fo:background-color="#ffff00" loext:char-shading-value="0" style:font-size-asian="15pt" style:font-name-complex="B Nazanin" style:font-size-complex="15pt"/>
    </style:style>
    <style:style style:name="T38" style:family="text">
      <style:text-properties fo:color="#18a303" style:font-name="B Nazanin" fo:font-size="22pt" officeooo:rsid="001d4c86" fo:background-color="#ffff00" loext:char-shading-value="0" style:font-size-asian="22pt" style:font-name-complex="B Nazanin" style:font-size-complex="22pt"/>
    </style:style>
    <style:style style:name="T39" style:family="text">
      <style:text-properties fo:color="#18a303" style:font-name="B Nazanin" fo:font-size="22pt" officeooo:rsid="00067aee" fo:background-color="#ffff00" loext:char-shading-value="0" style:font-size-asian="22pt" style:font-name-complex="B Nazanin" style:font-size-complex="22pt"/>
    </style:style>
    <style:style style:name="T40" style:family="text">
      <style:text-properties fo:color="#18a303" style:font-name="B Nazanin" style:font-name-complex="B Nazanin"/>
    </style:style>
    <style:style style:name="T41" style:family="text">
      <style:text-properties fo:color="#18a303" style:font-name="B Nazanin" officeooo:rsid="001ec642" style:font-name-complex="B Nazanin"/>
    </style:style>
    <style:style style:name="T42" style:family="text">
      <style:text-properties officeooo:rsid="0015c311"/>
    </style:style>
    <style:style style:name="T43" style:family="text">
      <style:text-properties officeooo:rsid="001ec642"/>
    </style:style>
    <style:style style:name="T44" style:family="text">
      <style:text-properties officeooo:rsid="001aa9d2"/>
    </style:style>
    <style:style style:name="T45" style:family="text">
      <style:text-properties officeooo:rsid="0017c3a9"/>
    </style:style>
    <style:style style:name="T46" style:family="text">
      <style:text-properties officeooo:rsid="00204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3">سند پروژه مدیریت لینک ها</text:p>
      <text:p text:style-name="P3">links manager</text:p>
      <text:p text:style-name="P2"/>
      <text:p text:style-name="P12"><text:span text:style-name="T38">(</text:span><text:span text:style-name="T39">گزینه یک</text:span><text:span text:style-name="T38">)</text:span></text:p>
      <text:p text:style-name="P12"><text:span text:style-name="T29">به ما هر لینک موجود </text:span><text:span text:style-name="T32">به علاوه دامنه های اصلی لینک ها </text:span><text:span text:style-name="T29">را می دهد. اگر لینک هایی در گذشته </text:span><text:span text:style-name="T30">(در جدول اولیه) </text:span><text:span text:style-name="T29">پیداشده باشند هم اضافه می شوند. این جدول، </text:span><text:span text:style-name="T34">جدول </text:span><text:span text:style-name="T35">همه ی لینک </text:span><text:span text:style-name="T36">ها</text:span><text:span text:style-name="T28"> </text:span><text:span text:style-name="T31">(all_links_table )</text:span><text:span text:style-name="T29"> نامیده می شود. </text:span><text:span text:style-name="T33">همچنین در انتهای این بخش پایگاه داده برنامه را تشکیل می دهیم. فعلا از فایل جیسون برای این منظور استفاده می کنیم.</text:span></text:p>
      <text:p text:style-name="P14"><text:span text:style-name="T41">ر</text:span><text:span text:style-name="T40">وش کار:</text:span></text:p>
      <text:p text:style-name="P17"><text:span text:style-name="T32">گ</text:span><text:span text:style-name="T27">ام به گام جداول زیر را تولید می کنیم.</text:span></text:p>
      <text:p text:style-name="P11"><text:span text:style-name="T34">جدول اولیه:</text:span><text:span text:style-name="T28"> عینا همان لینک های موجود در پوشه ورودی یا مبدا فایل ها سعی شود باشد. </text:span><text:span text:style-name="T33">همراه با بخش پروتکل(http://www , ….)</text:span></text:p>
      <text:p text:style-name="P15"><text:span text:style-name="T34">جدول دامنه ی </text:span><text:span text:style-name="T37">سایت ها</text:span><text:span text:style-name="T34">:</text:span><text:span text:style-name="T26"> همان </text:span><text:span text:style-name="T23">دامنه های اصلی لینک ها </text:span><text:span text:style-name="T24">می باشد. </text:span><text:span text:style-name="T26"><text:s/></text:span><text:span text:style-name="T25">همراه با بخش پروتکل(http://www , ….)</text:span></text:p>
      <text:p text:style-name="P16"><text:span text:style-name="T5">جدول </text:span><text:span text:style-name="T6">همه ی لینک ها:</text:span><text:span text:style-name="T42"> </text:span><text:span text:style-name="T44">(all_links_table ) </text:span><text:span text:style-name="T42">عینا همان لینک های موجود در پوشه ورودی یا مبدا </text:span><text:span text:style-name="T15"><text:s/></text:span><text:span text:style-name="T45">به علاوه دامنه های اصلی لینک ها</text:span><text:span text:style-name="T15"> </text:span><text:span text:style-name="T44">می باشد. </text:span><text:span text:style-name="T43">مجموع جدول های قبلی (جدول اولیه و جدول دامنه های خالص)</text:span></text:p>
      <text:p text:style-name="P16"/>
      <text:p text:style-name="P4"><text:span text:style-name="T3">گزینه </text:span><text:span text:style-name="T2">دو</text:span><text:span text:style-name="T15"> جدول اولیه را پاک می کند. </text:span><text:span text:style-name="T1">این کار برای زمان هایی که بخواهیم از نو لینک ها را دسته بندی کنیم کاربرد دارد.</text:span></text:p>
      <text:p text:style-name="P2"/>
      <text:p text:style-name="P9"><text:span text:style-name="T16">گزینه </text:span><text:span text:style-name="T17">سه</text:span><text:span text:style-name="T18"> </text:span><text:span text:style-name="T19">با استفاده از جدول کلی جدول منظم کلی را </text:span><text:span text:style-name="T20">تنها </text:span><text:span text:style-name="T19"><text:s/>ایجاد می کنیم </text:span><text:span text:style-name="T20">یا اگر لینک های جدیدی پیدا شده است</text:span><text:span text:style-name="T19">.</text:span></text:p>
      <text:p text:style-name="P6"/>
      <text:p text:style-name="P5"><text:span text:style-name="T4">توجه</text:span><text:span text:style-name="T9">: </text:span><text:span text:style-name="T8">م</text:span><text:span text:style-name="T7">راقب تکرار لینک های مشابه باید باشیم.</text:span></text:p>
      <text:p text:style-name="P7"/>
      <text:p text:style-name="P8">چک نویس:</text:p>
      <text:p text:style-name="P8"><text:soft-page-break/>* جدول کلی منظم باید دارای ستون های زیر باشد.</text:p>
      <text:p text:style-name="P10"><text:span text:style-name="T10">شماره ردیف</text:span><text:span text:style-name="T22">، </text:span><text:span text:style-name="T10">آدرس لینک</text:span><text:span text:style-name="T22">، </text:span><text:span text:style-name="T10">عنوان آن صفحه </text:span><text:span text:style-name="T11">(title)</text:span><text:span text:style-name="T13">، </text:span><text:span text:style-name="T11">برچسب یا تگ</text:span><text:span text:style-name="T13">، </text:span><text:span text:style-name="T11">امتیاز</text:span><text:span text:style-name="T13">، </text:span><text:span text:style-name="T11">موضوع</text:span><text:span text:style-name="T13">، </text:span><text:span text:style-name="T11">زمان آپدیت دیتابیس بخش مربوط به این سایت</text:span><text:span text:style-name="T14">، </text:span><text:span text:style-name="T12">لینک ارجاع شده</text:span></text:p>
      <text:p text:style-name="P8">* درون یک دیتا بیس متن های قابل رویت در هر سایت هم نگهداری شود.</text:p>
      <text:p text:style-name="P8">* <text:span text:style-name="T42">یک نکته توجه به بخش پروتکل لینک ها است. ممکن است یک لینک را با http و همچنین با https داشته باشیم. یا ممکن است www هم داشته باشد شاید که احتمال دارد حالت های مختلفی را بساز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3:32:54.202371620</meta:creation-date>
    <dc:date>2022-08-27T20:16:45.746908821</dc:date>
    <meta:editing-duration>PT3H54M27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311" meta:character-count="1490" meta:non-whitespace-character-count="1194"/>
  </office:meta>
</office:document-meta>
</file>